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freesans, clean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20dc5" officeooo:paragraph-rsid="00120dc5" style:language-asian="ja" style:country-asian="JP"/>
    </style:style>
    <style:style style:name="P2" style:family="paragraph" style:parent-style-name="Text_20_body">
      <style:text-properties officeooo:rsid="00120dc5" officeooo:paragraph-rsid="0012aba7" style:language-asian="ja" style:country-asian="JP"/>
    </style:style>
    <style:style style:name="P3" style:family="paragraph" style:parent-style-name="Text_20_body">
      <style:text-properties officeooo:rsid="00146e8a" officeooo:paragraph-rsid="00146e8a" style:language-asian="ja" style:country-asian="JP"/>
    </style:style>
    <style:style style:name="P4" style:family="paragraph" style:parent-style-name="Heading_20_1">
      <style:text-properties officeooo:rsid="00120dc5" officeooo:paragraph-rsid="00120dc5" style:language-asian="ja" style:country-asian="JP"/>
    </style:style>
    <style:style style:name="P5" style:family="paragraph" style:parent-style-name="Heading_20_1">
      <style:text-properties officeooo:rsid="001899c5" officeooo:paragraph-rsid="001899c5" style:language-asian="ja" style:country-asian="JP"/>
    </style:style>
    <style:style style:name="P6" style:family="paragraph" style:parent-style-name="Heading_20_1">
      <style:text-properties officeooo:paragraph-rsid="0012aba7"/>
    </style:style>
    <style:style style:name="P7" style:family="paragraph" style:parent-style-name="Heading_20_1">
      <style:text-properties officeooo:paragraph-rsid="00120dc5"/>
    </style:style>
    <style:style style:name="P8" style:family="paragraph" style:parent-style-name="Text_20_body" style:list-style-name="L1">
      <style:text-properties officeooo:rsid="00120dc5" officeooo:paragraph-rsid="0012aba7" style:language-asian="ja" style:country-asian="JP"/>
    </style:style>
    <style:style style:name="P9" style:family="paragraph" style:parent-style-name="Text_20_body" style:list-style-name="L4">
      <style:text-properties officeooo:rsid="00120dc5" officeooo:paragraph-rsid="0012aba7" style:language-asian="ja" style:country-asian="JP"/>
    </style:style>
    <style:style style:name="P10" style:family="paragraph" style:parent-style-name="Text_20_body" style:list-style-name="L5">
      <style:text-properties officeooo:rsid="00120dc5" officeooo:paragraph-rsid="00146e8a" style:language-asian="ja" style:country-asian="JP"/>
    </style:style>
    <style:style style:name="P11" style:family="paragraph" style:parent-style-name="Text_20_body" style:list-style-name="L6">
      <style:text-properties officeooo:rsid="00120dc5" officeooo:paragraph-rsid="0016c289" style:language-asian="ja" style:country-asian="JP"/>
    </style:style>
    <style:style style:name="P12" style:family="paragraph" style:parent-style-name="Text_20_body" style:list-style-name="L7">
      <style:text-properties officeooo:rsid="00120dc5" officeooo:paragraph-rsid="00120dc5" style:language-asian="ja" style:country-asian="JP"/>
    </style:style>
    <style:style style:name="P13" style:family="paragraph" style:parent-style-name="Text_20_body" style:list-style-name="L9">
      <style:text-properties officeooo:rsid="00146e8a" officeooo:paragraph-rsid="00146e8a" style:language-asian="ja" style:country-asian="JP"/>
    </style:style>
    <style:style style:name="P14" style:family="paragraph" style:parent-style-name="Text_20_body" style:list-style-name="L2">
      <style:text-properties officeooo:rsid="00120dc5" officeooo:paragraph-rsid="0012aba7"/>
    </style:style>
    <style:style style:name="P15" style:family="paragraph" style:parent-style-name="Text_20_body" style:list-style-name="L3">
      <style:text-properties officeooo:rsid="00120dc5" officeooo:paragraph-rsid="0016c289"/>
    </style:style>
    <style:style style:name="P16" style:family="paragraph" style:parent-style-name="Text_20_body" style:list-style-name="L5">
      <style:text-properties officeooo:rsid="00120dc5" officeooo:paragraph-rsid="00146e8a"/>
    </style:style>
    <style:style style:name="P17" style:family="paragraph" style:parent-style-name="Text_20_body" style:list-style-name="L8">
      <style:text-properties style:text-underline-style="none" officeooo:rsid="00146e8a" officeooo:paragraph-rsid="00146e8a" style:language-asian="ja" style:country-asian="JP"/>
    </style:style>
    <style:style style:name="P18" style:family="paragraph" style:parent-style-name="Text_20_body">
      <style:text-properties officeooo:rsid="001899c5" officeooo:paragraph-rsid="001899c5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20dc5" style:language-asian="ja" style:country-asian="JP"/>
    </style:style>
    <style:style style:name="T3" style:family="text">
      <style:text-properties officeooo:rsid="00146e8a" style:language-asian="ja" style:country-asian="JP"/>
    </style:style>
    <style:style style:name="T4" style:family="text">
      <style:text-properties officeooo:rsid="0014ed94" style:language-asian="ja" style:country-asian="JP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style:language-asian="ja" style:country-asian="JP"/>
    </style:style>
    <style:style style:name="T7" style:family="text">
      <style:text-properties officeooo:rsid="0014ed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dmGen06</text:p>
      <text:h text:style-name="P4" text:outline-level="1">About EdmGen06</text:h>
      <text:p text:style-name="P1">EdmGen06 is alternative one to EdmGen written by MS.</text:p>
      <text:p text:style-name="P1">It can build schema edmx(ssdl/msl/csdl) files from database (e.g. your PostgreSQL server instance).</text:p>
      <text:h text:style-name="P5" text:outline-level="1">Availability</text:h>
      <text:p text:style-name="P18">Source code: <text:a xlink:type="simple" xlink:href="https://github.com/kenjiuno/EdmGen06/releases">https://github.com/kenjiuno/EdmGen06/releases</text:a></text:p>
      <text:h text:style-name="P6" text:outline-level="1">E<text:span text:style-name="T2">F</text:span>v6 <text:span text:style-name="T2">folder</text:span></text:h>
      <text:p text:style-name="P2">Runs on:</text:p>
      <text:list xml:id="list5439109259385680909" text:style-name="L1">
        <text:list-item>
          <text:p text:style-name="P8">Microsoft .NET Framework 4.5</text:p>
        </text:list-item>
        <text:list-item>
          <text:p text:style-name="P8">Entity Framework 6.0</text:p>
        </text:list-item>
      </text:list>
      <text:p text:style-name="P2">How to:</text:p>
      <text:list xml:id="list695292603485379518" text:style-name="L2">
        <text:list-item>
          <text:p text:style-name="P14"><text:span text:style-name="T3">R</text:span><text:span text:style-name="T1">eplace </text:span><text:span text:style-name="T6">Npgsql.dll</text:span><text:span text:style-name="T1"> and </text:span><text:span text:style-name="T6">Npgsql.EntityFramework.dll</text:span><text:span text:style-name="T1"> with yours.</text:span></text:p>
        </text:list-item>
        <text:list-item>
          <text:p text:style-name="P14"><text:span text:style-name="T3">E</text:span><text:span text:style-name="T1">dit </text:span><text:span text:style-name="T6">GenEFv6.bat</text:span><text:span text:style-name="T1"> to correct Npgsql connection string.</text:span></text:p>
        </text:list-item>
        <text:list-item>
          <text:p text:style-name="P14"><text:span text:style-name="T4">C</text:span><text:span text:style-name="T1">all </text:span><text:span text:style-name="T6">GenEFv6.bat</text:span></text:p>
        </text:list-item>
      </text:list>
      <text:p text:style-name="P3">Result:</text:p>
      <text:list xml:id="list2038787068286670562" text:style-name="L3">
        <text:list-item>
          <text:p text:style-name="P15"><text:span text:style-name="T1">If you succeed, you will get </text:span><text:span text:style-name="T6">npgsql_tests.edmx</text:span><text:span text:style-name="T1">.</text:span></text:p>
        </text:list-item>
        <text:list-item>
          <text:p text:style-name="P15"><text:span text:style-name="T1">It is useful to be used with code generator such as </text:span><text:span text:style-name="T6">EF 6.x DbContext Generator</text:span><text:span text:style-name="T1">.</text:span></text:p>
        </text:list-item>
      </text:list>
      <text:h text:style-name="P6" text:outline-level="1">E<text:span text:style-name="T2">F</text:span>v4 <text:span text:style-name="T2">folder</text:span></text:h>
      <text:p text:style-name="P2">Runs on:</text:p>
      <text:list xml:id="list6244706080937489403" text:style-name="L4">
        <text:list-item>
          <text:p text:style-name="P9">Microsoft .NET Framework 4.5</text:p>
        </text:list-item>
        <text:list-item>
          <text:p text:style-name="P9">Entity Framework v4</text:p>
        </text:list-item>
      </text:list>
      <text:p text:style-name="P2">How to:</text:p>
      <text:list xml:id="list6077909962289953962" text:style-name="L5">
        <text:list-item>
          <text:p text:style-name="P16"><text:span text:style-name="T4">Re</text:span><text:span text:style-name="T1">place </text:span><text:span text:style-name="T6">Npgsql.dll</text:span><text:span text:style-name="T1"> and </text:span><text:span text:style-name="T6">Npgsql.EntityFrameworkLegacy.dll</text:span><text:span text:style-name="T1"> with yours.</text:span></text:p>
        </text:list-item>
        <text:list-item>
          <text:p text:style-name="P16"><text:span text:style-name="T4">E</text:span><text:span text:style-name="T1">dit </text:span><text:span text:style-name="T6">GenLegacyEF.bat</text:span><text:span text:style-name="T1"> to correct Npgsql connection string.</text:span></text:p>
        </text:list-item>
        <text:list-item>
          <text:p text:style-name="P10"><text:span text:style-name="T7">C</text:span>all <text:span text:style-name="T5">GenLegacyEF.bat</text:span></text:p>
        </text:list-item>
      </text:list>
      <text:p text:style-name="P2">Result:</text:p>
      <text:list xml:id="list7463776755855511613" text:style-name="L6">
        <text:list-item>
          <text:p text:style-name="P11">If you succeed, you will get <text:span text:style-name="T5">npgsql_tests.edmx</text:span>.</text:p>
        </text:list-item>
        <text:list-item>
          <text:p text:style-name="P11">It is useful to be used with code generator <text:span text:style-name="T7">embedded in Visual Studio.</text:span></text:p>
        </text:list-item>
      </text:list>
      <text:h text:style-name="P7" text:outline-level="1">E<text:span text:style-name="T2">F</text:span>v1 <text:span text:style-name="T2">folder</text:span></text:h>
      <text:p text:style-name="P1">Runs on:</text:p>
      <text:list xml:id="list4975873657714045228" text:style-name="L7">
        <text:list-item>
          <text:p text:style-name="P12">Microsoft .NET Framework 3.5 SP1</text:p>
        </text:list-item>
        <text:list-item>
          <text:p text:style-name="P12"><text:soft-page-break/>Entity Framework v1</text:p>
        </text:list-item>
      </text:list>
      <text:p text:style-name="P1">How to:</text:p>
      <text:list xml:id="list1034580190626265148" text:style-name="L8">
        <text:list-item>
          <text:p text:style-name="P17">Same as EFv4.</text:p>
        </text:list-item>
      </text:list>
      <text:p text:style-name="P1">Result:</text:p>
      <text:list xml:id="list6358560880989402960" text:style-name="L9">
        <text:list-item>
          <text:p text:style-name="P13">Same as EFv4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freesans, clean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25S</meta:editing-duration>
    <meta:editing-cycles>10</meta:editing-cycles>
    <meta:generator>LibreOffice/4.1.2.3$Windows_x86 LibreOffice_project/40b2d7fde7e8d2d7bc5a449dc65df4d08a7dd38</meta:generator>
    <dc:date>2013-12-06T16:19:00.103000000</dc:date>
    <meta:document-statistic meta:table-count="0" meta:image-count="0" meta:object-count="0" meta:page-count="2" meta:paragraph-count="36" meta:word-count="168" meta:character-count="1049" meta:non-whitespace-character-count="935"/>
    <meta:user-defined meta:name="Info 1"/>
    <meta:user-defined meta:name="Info 2"/>
    <meta:user-defined meta:name="Info 3"/>
    <meta:user-defined meta:name="Info 4"/>
  </office:meta>
</office:document-meta>
</file>